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64pt" svg:x="12.73pt" svg:y="1.84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52]/[.G52])" office:value-type="percentage" office:value="0.0960086299892125" calcext:value-type="percentage">
            <text:p>9.60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60.086299892125" calcext:value-type="float">
            <text:p>960.09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9131" calcext:value-type="float">
            <text:p>159131</text:p>
          </table:table-cell>
          <table:table-cell table:style-name="ce1" table:formula="of:=SUM([.H3:.H70])" office:value-type="float" office:value="9301" calcext:value-type="float">
            <text:p>9301</text:p>
          </table:table-cell>
          <table:table-cell table:style-name="ce6" table:formula="of:=([.H72]/[.G72])" office:value-type="percentage" office:value="0.0584486994991548" calcext:value-type="percentage">
            <text:p>5.8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3:56:44.245537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2-23T13:57:10.314311249</dc:date>
    <meta:editing-duration>P2DT16H41M55S</meta:editing-duration>
    <meta:editing-cycles>113</meta:editing-cycles>
    <meta:generator>LibreOffice/6.0.7.3$Linux_X86_64 LibreOffice_project/00m0$Build-3</meta:generator>
    <meta:document-statistic meta:table-count="2" meta:cell-count="140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89">
                <text:p>89</text:p>
              </table:table-cell>
              <table:table-cell office:value-type="float" office:value="92.7">
                <text:p>92.7</text:p>
              </table:table-cell>
              <table:table-cell office:value-type="float" office:value="960.086299892125">
                <text:p>960.086299892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